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A000002C06CAE6CD2B5F04DE7.png" manifest:media-type="image/png"/>
  <manifest:file-entry manifest:full-path="Pictures/10000001000002B9000002AA367DAD753FF36E1D.png" manifest:media-type="image/png"/>
  <manifest:file-entry manifest:full-path="Pictures/10000001000002B9000001C3CDC5EBFEA9C9F440.png" manifest:media-type="image/png"/>
  <manifest:file-entry manifest:full-path="Pictures/100000010000030D00000106113F86CF3135AC2B.png" manifest:media-type="image/png"/>
  <manifest:file-entry manifest:full-path="Pictures/100000010000030D000001068E7ECFB000C016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b60" officeooo:paragraph-rsid="000e1b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Procedure is same for both master and slave.</text:p>
      <text:p text:style-name="P1">Slave system steps:</text:p>
      <text:p text:style-name="Standard"><draw:frame draw:style-name="fr3" draw:name="Image1" text:anchor-type="char" svg:x="-0.496cm" svg:y="0.425cm" svg:width="17cm" svg:height="5.703cm" draw:z-index="0"><draw:image xlink:href="Pictures/100000010000030D000001068E7ECFB000C016FD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17cm" svg:height="5.703cm" draw:z-index="1"><draw:image xlink:href="Pictures/100000010000030D00000106113F86CF3135AC2B.png" xlink:type="simple" xlink:show="embed" xlink:actuate="onLoad" draw:mime-type="image/png"/></draw:frame></text:p>
      <text:p text:style-name="Standard"><draw:frame draw:style-name="fr2" draw:name="Image3" text:anchor-type="char" svg:width="17cm" svg:height="11cm" draw:z-index="2"><draw:image xlink:href="Pictures/10000001000002B9000001C3CDC5EBFEA9C9F44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16.633cm" draw:z-index="3"><draw:image xlink:href="Pictures/10000001000002B9000002AA367DAD753FF36E1D.png" xlink:type="simple" xlink:show="embed" xlink:actuate="onLoad" draw:mime-type="image/png"/></draw:frame><text:soft-page-break/></text:p>
      <text:p text:style-name="Standard"><draw:frame draw:style-name="fr1" draw:name="Image5" text:anchor-type="char" svg:width="17cm" svg:height="10.158cm" draw:z-index="4"><draw:image xlink:href="Pictures/100000010000049A000002C06CAE6CD2B5F04DE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6:09:16.138981211</meta:creation-date>
    <dc:date>2023-11-14T16:22:46.199575795</dc:date>
    <meta:editing-duration>PT3M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2" meta:word-count="11" meta:character-count="63" meta:non-whitespace-character-count="54"/>
  </office:meta>
</office:document-meta>
</file>